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MingLiU" svg:font-family="PMingLiU" style:font-family-generic="system" style:font-pitch="variable"/>
  </office:font-face-decls>
  <office:automatic-styles>
    <style:style style:name="P1" style:family="paragraph" style:parent-style-name="Text_20_body">
      <style:text-properties style:language-asian="zh" style:country-asian="TW"/>
    </style:style>
    <style:style style:name="P2" style:family="paragraph" style:parent-style-name="Heading_20_1">
      <style:text-properties fo:color="#800000"/>
    </style:style>
    <style:style style:name="P3" style:family="paragraph" style:parent-style-name="Text_20_body">
      <style:text-properties style:language-asian="zh" style:country-asian="TW"/>
    </style:style>
    <style:style style:name="T1" style:family="text">
      <style:text-properties style:language-asian="zh" style:country-asian="T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erviews Preparation</text:h>
      <text:h text:style-name="Heading_20_2" text:outline-level="2">Aha</text:h>
      <text:h text:style-name="Heading_20_3" text:outline-level="3">My View about This Company</text:h>
      <text:p text:style-name="P1">There are only 10 members in this company, which is still a small company. Most of the members are from MIT &amp; Standford &amp; Harvard. They should all be good at English, and they should be very good at their undergraduate knowledge.</text:p>
      <text:p text:style-name="P1">I have some experience with MIT courses. I have taken AP Physics I at Khan Academy and Calculus at Brilliant.org respectively. Khan Academy's founder Salman Khan is from MIT, and some math teachers at Brilliant.org are also from MIT. , I think these topics are very interesting and fast-paced. I have a good impression of MIT as a learner.</text:p>
      <text:p text:style-name="P1">I think Khan Academy's education is more like a school, but his videos can be rewinded; while Brilliant.org's teaching is more suitable for smarter students, requiring students to use their own brains and make mistakes.</text:p>
      <text:h text:style-name="Heading_20_3" text:outline-level="3">My View about these Product</text:h>
      <text:p text:style-name="P1">Neobank encourages students to practice at Aha by giving them e-money, and the problem creators also get the reward by e-money.</text:p>
      <text:p text:style-name="P1">However, after I finished a few questions, I found that some were difficult and some were easy.</text:p>
      <text:p text:style-name="P1">Cryto-Excahnge Metaverse uses group discussions to find out why stock prices go up or down, but it's not as easy as you think, and usually they are beautiful liars and newbies.</text:p>
      <text:h text:style-name="Heading_20_3" text:outline-level="3">My Knowledge and My Skill</text:h>
      <text:p text:style-name="P1">I have 5 years of code writing experience and 2 years of working experience in IT companies, and I also participated in the FB hacker cup competition and was ranked as 2920. I usually use the Internet to study mathematics and physics. I completed AP Physics I at Khan Academy, and now I am learning Calculus on Brilliant.org. I also do some investment, but after the war between Russia and Ukraine began, the Russian stocks I invested is plumm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MingLiU" svg:font-family="PMingLiU"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crosoft YaHei" style:font-size-asian="12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PMingLiU"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ffffff" style:shadow="none">
        <style:tab-stops/>
        <style:background-image/>
      </style:paragraph-properties>
      <style:text-properties fo:color="#9933ff" fo:font-size="14pt" fo:font-style="normal" fo:font-weight="bold" style:font-size-asian="14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333ff"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23T22:48:22.54</meta:creation-date>
    <dc:date>2022-05-26T10:34:45.79</dc:date>
    <meta:editing-duration>PT2H12M23S</meta:editing-duration>
    <meta:editing-cycles>29</meta:editing-cycles>
    <meta:generator>OpenOffice/4.1.7$Win32 OpenOffice.org_project/417m1$Build-9800</meta:generator>
    <meta:document-statistic meta:table-count="0" meta:image-count="0" meta:object-count="0" meta:page-count="1" meta:paragraph-count="12" meta:word-count="302" meta:character-count="1736"/>
  </office:meta>
</office:document-meta>
</file>